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margin-top="0in" fo:margin-bottom="0in" loext:contextual-spacing="false"/>
      <style:text-properties officeooo:rsid="04557a4a" officeooo:paragraph-rsid="04557a4a"/>
    </style:style>
    <style:style style:name="P4" style:family="paragraph" style:parent-style-name="Text_20_body">
      <style:text-properties style:font-name="David CLM" officeooo:rsid="0462c46b" officeooo:paragraph-rsid="0462c46b" style:font-name-complex="David CLM"/>
    </style:style>
    <style:style style:name="P5" style:family="paragraph" style:parent-style-name="Text_20_body">
      <style:text-properties style:font-name="David CLM" officeooo:rsid="0462c46b" officeooo:paragraph-rsid="04721219" style:font-name-complex="David CLM"/>
    </style:style>
    <style:style style:name="P6" style:family="paragraph" style:parent-style-name="Text_20_body">
      <style:text-properties style:font-name="David CLM" officeooo:rsid="0478143c" officeooo:paragraph-rsid="0478143c" style:font-name-complex="David CLM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style:font-name="David CLM" officeooo:rsid="04557a4a" officeooo:paragraph-rsid="04557a4a" style:font-name-complex="David CLM"/>
    </style:style>
    <style:style style:name="P8" style:family="paragraph" style:parent-style-name="Text_20_body">
      <style:paragraph-properties fo:margin-top="0in" fo:margin-bottom="0in" loext:contextual-spacing="false"/>
      <style:text-properties style:font-name="David CLM" officeooo:rsid="045ddf2c" officeooo:paragraph-rsid="045ddf2c" style:font-name-complex="David CLM"/>
    </style:style>
    <style:style style:name="P9" style:family="paragraph" style:parent-style-name="Text_20_body" style:list-style-name="L9">
      <style:paragraph-properties fo:margin-top="0in" fo:margin-bottom="0in" loext:contextual-spacing="false"/>
      <style:text-properties style:font-name="David CLM" officeooo:rsid="04708289" officeooo:paragraph-rsid="04708289" style:font-name-complex="David CLM"/>
    </style:style>
    <style:style style:name="P10" style:family="paragraph" style:parent-style-name="Text_20_body" style:list-style-name="L9">
      <style:paragraph-properties fo:margin-top="0in" fo:margin-bottom="0in" loext:contextual-spacing="false"/>
      <style:text-properties style:font-name="David CLM" officeooo:rsid="0470be42" officeooo:paragraph-rsid="0470be42" style:font-name-complex="David CLM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David CLM" officeooo:rsid="0470be42" officeooo:paragraph-rsid="0470be42" style:font-name-complex="David CLM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David CLM" officeooo:rsid="046d2787" officeooo:paragraph-rsid="04708289" style:font-name-complex="David CLM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David CLM" officeooo:rsid="0462c46b" officeooo:paragraph-rsid="04721219" style:font-name-complex="David CLM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David CLM" officeooo:rsid="0462c46b" officeooo:paragraph-rsid="046f50fd" style:font-name-complex="David CLM"/>
    </style:style>
    <style:style style:name="P15" style:family="paragraph" style:parent-style-name="Text_20_body" style:list-style-name="L7">
      <style:paragraph-properties fo:margin-top="0in" fo:margin-bottom="0in" loext:contextual-spacing="false"/>
      <style:text-properties style:font-name="David CLM" officeooo:rsid="0464e3c5" officeooo:paragraph-rsid="0469c45a" style:font-name-complex="David CLM"/>
    </style:style>
    <style:style style:name="P16" style:family="paragraph" style:parent-style-name="Text_20_body" style:list-style-name="L7">
      <style:paragraph-properties fo:margin-top="0in" fo:margin-bottom="0in" loext:contextual-spacing="false"/>
      <style:text-properties style:font-name="David CLM" officeooo:rsid="047304eb" officeooo:paragraph-rsid="047304eb" style:font-name-complex="David CLM"/>
    </style:style>
    <style:style style:name="P17" style:family="paragraph" style:parent-style-name="Text_20_body">
      <style:paragraph-properties fo:margin-top="0in" fo:margin-bottom="0in" loext:contextual-spacing="false"/>
      <style:text-properties style:font-name="David CLM" officeooo:rsid="0469c45a" officeooo:paragraph-rsid="0469c45a" style:font-name-complex="David CLM"/>
    </style:style>
    <style:style style:name="P18" style:family="paragraph" style:parent-style-name="Text_20_body">
      <style:paragraph-properties fo:margin-top="0in" fo:margin-bottom="0in" loext:contextual-spacing="false"/>
      <style:text-properties style:font-name="David CLM" officeooo:rsid="045bb796" officeooo:paragraph-rsid="045bb796" style:font-name-complex="David CLM"/>
    </style:style>
    <style:style style:name="P19" style:family="paragraph" style:parent-style-name="Text_20_body" style:list-style-name="L2">
      <style:paragraph-properties fo:margin-top="0in" fo:margin-bottom="0in" loext:contextual-spacing="false"/>
      <style:text-properties style:font-name="David CLM" officeooo:rsid="045cabe4" officeooo:paragraph-rsid="045cabe4" style:font-name-complex="David CLM"/>
    </style:style>
    <style:style style:name="P20" style:family="paragraph" style:parent-style-name="Text_20_body">
      <style:paragraph-properties fo:margin-top="0in" fo:margin-bottom="0in" loext:contextual-spacing="false"/>
      <style:text-properties style:font-name="David CLM" officeooo:rsid="045cabe4" officeooo:paragraph-rsid="045cabe4" style:font-name-complex="David CLM"/>
    </style:style>
    <style:style style:name="P21" style:family="paragraph" style:parent-style-name="Text_20_body" style:list-style-name="L3">
      <style:paragraph-properties fo:margin-top="0in" fo:margin-bottom="0in" loext:contextual-spacing="false"/>
      <style:text-properties style:font-name="David CLM" officeooo:rsid="045cabe4" officeooo:paragraph-rsid="045cabe4" style:font-name-complex="David CLM"/>
    </style:style>
    <style:style style:name="P22" style:family="paragraph" style:parent-style-name="Text_20_body" style:list-style-name="L3">
      <style:paragraph-properties fo:margin-top="0in" fo:margin-bottom="0in" loext:contextual-spacing="false"/>
      <style:text-properties style:font-name="David CLM" officeooo:rsid="046855cf" officeooo:paragraph-rsid="046855cf" style:font-name-complex="David CLM"/>
    </style:style>
    <style:style style:name="P23" style:family="paragraph" style:parent-style-name="Text_20_body" style:list-style-name="L1">
      <style:paragraph-properties fo:margin-top="0in" fo:margin-bottom="0in" loext:contextual-spacing="false"/>
      <style:text-properties officeooo:rsid="04566f5f" officeooo:paragraph-rsid="04566f5f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officeooo:rsid="04570884" officeooo:paragraph-rsid="04570884"/>
    </style:style>
    <style:style style:name="P25" style:family="paragraph" style:parent-style-name="Text_20_body" style:list-style-name="L5">
      <style:paragraph-properties fo:margin-top="0in" fo:margin-bottom="0in" loext:contextual-spacing="false"/>
      <style:text-properties officeooo:rsid="0462c46b" officeooo:paragraph-rsid="046f50fd"/>
    </style:style>
    <style:style style:name="P26" style:family="paragraph" style:parent-style-name="Text_20_body" style:list-style-name="L5">
      <style:paragraph-properties fo:margin-top="0in" fo:margin-bottom="0in" loext:contextual-spacing="false"/>
      <style:text-properties officeooo:rsid="0462c46b" officeooo:paragraph-rsid="046dbc1e"/>
    </style:style>
    <style:style style:name="P27" style:family="paragraph" style:parent-style-name="Text_20_body" style:list-style-name="L5">
      <style:paragraph-properties fo:margin-top="0in" fo:margin-bottom="0in" loext:contextual-spacing="false"/>
      <style:text-properties officeooo:rsid="046d5497" officeooo:paragraph-rsid="046d5497"/>
    </style:style>
    <style:style style:name="P28" style:family="paragraph" style:parent-style-name="Text_20_body" style:list-style-name="L5">
      <style:paragraph-properties fo:margin-top="0in" fo:margin-bottom="0in" loext:contextual-spacing="false"/>
      <style:text-properties officeooo:paragraph-rsid="0462c46b"/>
    </style:style>
    <style:style style:name="P29" style:family="paragraph" style:parent-style-name="Text_20_body">
      <style:paragraph-properties fo:margin-top="0.0398in" fo:margin-bottom="0.0398in" loext:contextual-spacing="false"/>
      <style:text-properties officeooo:paragraph-rsid="045ddf2c"/>
    </style:style>
    <style:style style:name="P30" style:family="paragraph" style:parent-style-name="Text_20_body">
      <style:paragraph-properties fo:margin-top="0.0398in" fo:margin-bottom="0.0398in" loext:contextual-spacing="false"/>
      <style:text-properties style:font-name="David CLM" officeooo:rsid="045ddf2c" officeooo:paragraph-rsid="045ddf2c" style:font-name-complex="David CLM"/>
    </style:style>
    <style:style style:name="P31" style:family="paragraph" style:parent-style-name="Text_20_body" style:list-style-name="L8">
      <style:paragraph-properties fo:margin-top="0.0398in" fo:margin-bottom="0.0398in" loext:contextual-spacing="false"/>
      <style:text-properties style:font-name="David CLM" officeooo:rsid="0464e3c5" officeooo:paragraph-rsid="0464e3c5" style:font-name-complex="David CLM"/>
    </style:style>
    <style:style style:name="P32" style:family="paragraph" style:parent-style-name="Heading_20_1">
      <style:text-properties style:font-name="David CLM" officeooo:rsid="04548a3f" officeooo:paragraph-rsid="04548a3f" style:font-name-complex="David CLM"/>
    </style:style>
    <style:style style:name="P33" style:family="paragraph" style:parent-style-name="Heading_20_2">
      <style:text-properties officeooo:paragraph-rsid="04610735"/>
    </style:style>
    <style:style style:name="P34" style:family="paragraph" style:parent-style-name="Heading_20_2">
      <style:text-properties fo:font-weight="bold" officeooo:rsid="0475dee9" officeooo:paragraph-rsid="0475dee9" style:font-weight-asian="bold" style:font-weight-complex="bold"/>
    </style:style>
    <style:style style:name="T1" style:family="text">
      <style:text-properties style:font-name="David CLM" style:font-name-complex="David CLM"/>
    </style:style>
    <style:style style:name="T2" style:family="text">
      <style:text-properties style:font-name="David CLM" officeooo:rsid="04570884" style:font-name-complex="David CLM"/>
    </style:style>
    <style:style style:name="T3" style:family="text">
      <style:text-properties style:font-name="David CLM" officeooo:rsid="045857b5" style:font-name-complex="David CLM"/>
    </style:style>
    <style:style style:name="T4" style:family="text">
      <style:text-properties style:font-name="David CLM" officeooo:rsid="0459c6f0" style:font-name-complex="David CLM"/>
    </style:style>
    <style:style style:name="T5" style:family="text">
      <style:text-properties style:font-name="David CLM" officeooo:rsid="045ddf2c" style:font-name-complex="David CLM"/>
    </style:style>
    <style:style style:name="T6" style:family="text">
      <style:text-properties style:font-name="David CLM" officeooo:rsid="0462c46b" style:font-name-complex="David CLM"/>
    </style:style>
    <style:style style:name="T7" style:family="text">
      <style:text-properties style:font-name="David CLM" officeooo:rsid="04641b26" style:font-name-complex="David CLM"/>
    </style:style>
    <style:style style:name="T8" style:family="text">
      <style:text-properties style:font-name="David CLM" officeooo:rsid="04669b95" style:font-name-complex="David CLM"/>
    </style:style>
    <style:style style:name="T9" style:family="text">
      <style:text-properties style:font-name="David CLM" officeooo:rsid="0464e3c5" style:font-name-complex="David CLM"/>
    </style:style>
    <style:style style:name="T10" style:family="text">
      <style:text-properties style:font-name="David CLM" officeooo:rsid="0464bf54" style:font-name-complex="David CLM"/>
    </style:style>
    <style:style style:name="T11" style:family="text">
      <style:text-properties style:font-name="David CLM" fo:font-weight="bold" style:font-weight-asian="bold" style:font-name-complex="David CLM" style:font-weight-complex="bold"/>
    </style:style>
    <style:style style:name="T12" style:family="text">
      <style:text-properties style:font-name="David CLM" fo:font-weight="bold" officeooo:rsid="0462c46b" style:font-weight-asian="bold" style:font-name-complex="David CLM" style:font-weight-complex="bold"/>
    </style:style>
    <style:style style:name="T13" style:family="text">
      <style:text-properties style:font-name="David CLM" fo:font-weight="bold" officeooo:rsid="04641b26" style:font-weight-asian="bold" style:font-name-complex="David CLM" style:font-weight-complex="bold"/>
    </style:style>
    <style:style style:name="T14" style:family="text">
      <style:text-properties style:font-name="David CLM" fo:font-weight="normal" style:font-weight-asian="normal" style:font-name-complex="David CLM" style:font-weight-complex="normal"/>
    </style:style>
    <style:style style:name="T15" style:family="text">
      <style:text-properties officeooo:rsid="045cabe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45ff4f1" style:font-weight-asian="bold" style:font-weight-complex="bold"/>
    </style:style>
    <style:style style:name="T18" style:family="text">
      <style:text-properties fo:font-weight="bold" officeooo:rsid="04610735" style:font-weight-asian="bold" style:font-weight-complex="bold"/>
    </style:style>
    <style:style style:name="T19" style:family="text">
      <style:text-properties fo:font-weight="bold" officeooo:rsid="0464e3c5" style:font-weight-asian="bold" style:font-weight-complex="bold"/>
    </style:style>
    <style:style style:name="T20" style:family="text">
      <style:text-properties officeooo:rsid="045bb796"/>
    </style:style>
    <style:style style:name="T21" style:family="text">
      <style:text-properties officeooo:rsid="045f4ae3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45ff4f1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4610735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46257f4" style:font-size-asian="12pt" style:font-weight-asian="bold" style:font-size-complex="12pt" style:font-weight-complex="bold"/>
    </style:style>
    <style:style style:name="T26" style:family="text">
      <style:text-properties officeooo:rsid="04610735"/>
    </style:style>
    <style:style style:name="T27" style:family="text">
      <style:text-properties officeooo:rsid="0462c46b"/>
    </style:style>
    <style:style style:name="T28" style:family="text">
      <style:text-properties officeooo:rsid="0464e3c5"/>
    </style:style>
    <style:style style:name="T29" style:family="text">
      <style:text-properties officeooo:rsid="0469c45a"/>
    </style:style>
    <style:style style:name="T30" style:family="text">
      <style:text-properties officeooo:rsid="046d5497"/>
    </style:style>
    <style:style style:name="T31" style:family="text">
      <style:text-properties officeooo:rsid="046f50fd"/>
    </style:style>
    <style:style style:name="T32" style:family="text">
      <style:text-properties officeooo:rsid="04708289"/>
    </style:style>
    <style:style style:name="T33" style:family="text">
      <style:text-properties fo:font-style="italic" officeooo:rsid="04721219" style:font-style-asian="italic" style:font-style-complex="italic"/>
    </style:style>
    <style:style style:name="T34" style:family="text">
      <style:text-properties fo:font-style="italic" officeooo:rsid="04708289" style:font-style-asian="italic" style:font-style-complex="italic"/>
    </style:style>
    <style:style style:name="T35" style:family="text">
      <style:text-properties officeooo:rsid="04731f78"/>
    </style:style>
    <style:style style:name="T36" style:family="text">
      <style:text-properties officeooo:rsid="047814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הוראות לפרוייקט תיכנות</text:h>
      <text:p text:style-name="P3"><text:span text:style-name="T5">ה</text:span><text:span text:style-name="T1">פרוייקט נועד </text:span><text:span text:style-name="T3">להשיג </text:span><text:span text:style-name="T4">כמה </text:span><text:span text:style-name="T1">מטרות:</text:span></text:p>
      <text:list xml:id="list58267243" text:style-name="L1">
        <text:list-item>
          <text:p text:style-name="P7">לבנות ספריית קוד פתוח של אלגוריתמים לחלוקה הוגנת, כדי לעזור לסטודנטים וחוקרים בעתיד.</text:p>
        </text:list-item>
        <text:list-item>
          <text:p text:style-name="P23"><text:span text:style-name="T1">לאמן אתכם הסטודנטים בקריאת מאמרים מחקריים </text:span><text:span text:style-name="T2">ו</text:span><text:span text:style-name="T1">הבנתם.</text:span></text:p>
        </text:list-item>
        <text:list-item>
          <text:p text:style-name="P24"><text:span text:style-name="T1">לאמן אתכם בתיכנות אלגוריתמים </text:span><text:span text:style-name="T3">מתקדמים </text:span><text:span text:style-name="T1">בשפת פייתון.</text:span></text:p>
        </text:list-item>
      </text:list>
      <text:p text:style-name="P8"/>
      <text:p text:style-name="P8">שלבי העבודה:</text:p>
      <text:p text:style-name="Heading_20_2"><text:span text:style-name="T16">שלב א: הכנה</text:span><text:span text:style-name="T22"> (כ-30 דקות)</text:span></text:p>
      <text:p text:style-name="P29"><text:span text:style-name="T5">1. </text:span><text:span text:style-name="T4">ל"מזלג" (fork) את הפרוייקט הזה: </text:span><text:a xlink:type="simple" xlink:href="https://github.com/erelsgl/fairpy" text:style-name="Internet_20_link" text:visited-style-name="Visited_20_Internet_20_Link"><text:span text:style-name="T4">https://github.com/erelsgl/fairpy</text:span></text:a><text:span text:style-name="T4"> , להוריד </text:span><text:span text:style-name="T8">למחשב שלכם</text:span><text:span text:style-name="T4">, לוודא שאתם יכולים להריץ את הדוגמאות cut_and_choose_demo.py <text:s/>ו last_diminisher_demo.py.</text:span></text:p>
      <text:p text:style-name="P30">2. <text:span text:style-name="T20">לקרוא </text:span>ולוודא שאתם מבינים <text:span text:style-name="T20">את הקוד של האלגוריתמים בקבצים cut_and_choose.p</text:span>y<text:span text:style-name="T20"> ו last_diminisher.py <text:s/>(את האלגוריתמים עצמם אתם אמורים כבר להכיר מהשיעור הראשון).</text:span></text:p>
      <text:list xml:id="list4005645966" text:style-name="L8">
        <text:list-item>
          <text:p text:style-name="P31">בכל הערה או שאלה אפשר לפנות אליי בדואל או לפני/אחרי השיעור.</text:p>
        </text:list-item>
      </text:list>
      <text:p text:style-name="P18"><text:span text:style-name="T21">3</text:span>. להיכנס לדף <text:a xlink:type="simple" xlink:href="https://github.com/erelsgl/fairpy/blob/master/references.md" text:style-name="Internet_20_link" text:visited-style-name="Visited_20_Internet_20_Link">https://github.com/erelsgl/fairpy/blob/master/references.md</text:a> <text:span text:style-name="T15">ולבחור אחד מהמאמרים תחת הכותרת Future Work.</text:span></text:p>
      <text:list xml:id="list3831041116" text:style-name="L2">
        <text:list-item>
          <text:p text:style-name="P19">חלק מהמאמרים מסומנים כמתאימים למתכנת יחיד, וחלק מסומנים כמתאימים לזוג (מאמרים ארוכים יותר). ניתן לעבוד לבד או בזוג; יש לבחור מאמר לפי גודל הצוות.</text:p>
        </text:list-item>
        <text:list-item>
          <text:p text:style-name="P19">אנא שלחו לי דואל עם שם המאמר שבחרתם ושמות חבר/י הצוות, כדי לוודא שהוא לא תפוס.</text:p>
        </text:list-item>
      </text:list>
      <text:p text:style-name="P20"/>
      <text:p text:style-name="Heading_20_2"><text:span text:style-name="T16">שלב </text:span><text:span text:style-name="T17">ב</text:span><text:span text:style-name="T16">: </text:span><text:span text:style-name="T17">קריאה</text:span><text:span text:style-name="T23"> </text:span><text:span text:style-name="T22">(</text:span><text:span text:style-name="T23">יום-יומיים, תלוי בשליטה שלכם באנגלית ומתמטיקה</text:span><text:span text:style-name="T22">)</text:span></text:p>
      <text:p text:style-name="P20"><text:span text:style-name="T27">4. </text:span>לקרוא את המאמר <text:span text:style-name="T26">שבחרתם, </text:span>ולהבין את האלגוריתמים.</text:p>
      <text:list xml:id="list1808550960" text:style-name="L3">
        <text:list-item>
          <text:p text:style-name="P21">יש להתמקד בחלקים הדרושים להבנת האלגוריתמים: המבוא (פרק 1), הסימונים (בד"כ פרק 2), והאלגוריתם עצמו.</text:p>
        </text:list-item>
        <text:list-item>
          <text:p text:style-name="P21">הוכחת הנכונות של האלגוריתם – יש להבין באופן כללי, כדי להבין איך האלגוריתם עובד. אין צורך להבין את כל הפרטים הטכניים.</text:p>
        </text:list-item>
        <text:list-item>
          <text:p text:style-name="P21">לא חובה להבין את הפרקים שאינם קשורים לאלגוריתמים, כגון: הוכחת קושי חישובי.</text:p>
        </text:list-item>
        <text:list-item>
          <text:p text:style-name="P22"><text:span text:style-name="T28">בכל הערה או שאלה אפשר לפנות אליי בדואל או לפני/אחרי השיעור.</text:span> </text:p>
        </text:list-item>
      </text:list>
      <text:p text:style-name="P20"/>
      <text:p text:style-name="P33"><text:span text:style-name="T16">שלב </text:span><text:span text:style-name="T18">ג</text:span><text:span text:style-name="T16">: </text:span><text:span text:style-name="T18">תיכנות</text:span><text:span text:style-name="T23"> </text:span><text:span text:style-name="T22">(</text:span><text:span text:style-name="T25">יומיים-שלושה</text:span><text:span text:style-name="T23">, תלוי בשליטה שלכם </text:span><text:span text:style-name="T24">בתיכנות בפייתון</text:span><text:span text:style-name="T22">)</text:span></text:p>
      <text:p text:style-name="P4">5. ב"מזלג" שלכם, ליצור קובץ חדש ששמו כשם המאמר / המחברים / האלגוריתמים (מה שנראה לכם הכי מתאים), ולשים בו רק <text:span text:style-name="T30">את הדברים הבאים:</text:span></text:p>
      <text:list xml:id="list4091753919" text:style-name="L5">
        <text:list-item>
          <text:p text:style-name="P27"><text:span text:style-name="T12">כ</text:span><text:span text:style-name="T11">ותרת לקובץ –</text:span><text:span text:style-name="T14"> עם שם האלגוריתם, המאמר שבו הופיע (אפשר להעתיק מהקובץ references.md), <text:s/>שמ/ות המתכנת/ים, והתאירך.</text:span></text:p>
        </text:list-item>
        <text:list-item>
          <text:p text:style-name="P28"><text:span text:style-name="T12">כותרות של פונקציות</text:span><text:span text:style-name="T6"> בהתאם לאלגוריתמים במאמר – פונקציה לכל אלגוריתם.</text:span></text:p>
        </text:list-item>
        <text:list-item>
          <text:p text:style-name="P26"><text:span text:style-name="T11">בדיקות-יחיד</text:span><text:span text:style-name="T13">ה לכל פונקצי</text:span><text:span text:style-name="T11">ה</text:span><text:span text:style-name="T1"> – </text:span><text:span text:style-name="T7">בעזרת </text:span><text:span text:style-name="T11">doctest</text:span><text:span text:style-name="T1">. <text:s/></text:span></text:p>
          <text:list>
            <text:list-item>
              <text:p text:style-name="P25"><text:soft-page-break/><text:span text:style-name="T1">כדי להבין איך עובד doctest, ראו כאן: </text:span><text:a xlink:type="simple" xlink:href="https://docs.python.org/2/library/doctest.html" text:style-name="Internet_20_link" text:visited-style-name="Visited_20_Internet_20_Link"><text:span text:style-name="T1">https://docs.python.org/2/library/doctest.html</text:span></text:a><text:span text:style-name="T1"> וכן בדוגמאות בקבצים cut_and_choose.py, last_diminisher.py .</text:span></text:p>
            </text:list-item>
            <text:list-item>
              <text:p text:style-name="P25"><text:span text:style-name="T1">ב-doctest יש לשים בדיקות </text:span><text:span text:style-name="T10">פשוטות ו</text:span><text:span text:style-name="T1">בסיסיות שהתוצאה שלהן </text:span><text:span text:style-name="T9">קלה לבדיקה ידנית, כגון בדיקת מקרים עם שניים-שלושה שחקנים.</text:span></text:p>
            </text:list-item>
            <text:list-item>
              <text:p text:style-name="P25"><text:span text:style-name="T1">אם יש דוגמאות במאמר, אפשר ומומלץ להשתמש בהן </text:span><text:span text:style-name="T9">ב-doctest.</text:span></text:p>
            </text:list-item>
          </text:list>
        </text:list-item>
      </text:list>
      <text:p text:style-name="P14"><text:span text:style-name="T31">אנא </text:span>אל תתחילו לממש את <text:span text:style-name="T31">האלגוריתמים עצמם בשלב זה </text:span>– לפני <text:span text:style-name="T31">כן</text:span> <text:span text:style-name="T29">אנא שילחו לי</text:span> קישור לגיטהאב עם הכותרת והבדיקות, כדי לוודא שהבנתם נכון איך בדיוק זה אמור לעבוד.</text:p>
      <text:p text:style-name="P4"/>
      <text:p text:style-name="P5">6. אחרי שקיבלתם אישור על הכותרת והבדיקות – לממש את האלגוריתמים עצמם.</text:p>
      <text:p text:style-name="P13"><text:span text:style-name="T28">כיוון שהאלגוריתמים אמורים לשמש גם ללימוד והדגמה לסטודנטים בעתיד, יש להוסיף הדפסות-ביניים המסבירות את שלבי הריצה, ע"י הפקודה </text:span><text:span text:style-name="T19">logger.info</text:span><text:span text:style-name="T28">. <text:s text:c="2"/></text:span><text:span text:style-name="T33">מה בדיוק להדפיס?</text:span></text:p>
      <text:list xml:id="list1666248694" text:style-name="L7">
        <text:list-item>
          <text:p text:style-name="P15"><text:span text:style-name="T35">לפחות שורה אחת לכל שורה של האלגוריתם כפי שהוא כתוב במאמר. הטקסט לא צריך להיות זהה לטקסט שבמאמר, אלא להסביר במילים שלכם מה בדיוק האלגוריתם עושה.</text:span></text:p>
        </text:list-item>
        <text:list-item>
          <text:p text:style-name="P16">אפשר ומומלץ להוסיף הדפסות נוספות כדי שהאלגוריתם יהיה ברור יותר.</text:p>
        </text:list-item>
        <text:list-item>
          <text:p text:style-name="P15">כדי להבין איך זה עובד, ראו דוגמאות בקבצים <text:s text:c="2"/><text:span text:style-name="T27">cut_and_choose.py, last_diminisher.py. </text:span></text:p>
        </text:list-item>
      </text:list>
      <text:p text:style-name="P17"/>
      <text:p text:style-name="P12">7. <text:span text:style-name="T32">ליצור קובץ חדש ששמו כשם הקובץ הראשון בתוספת _demo, ולכתוב בו תוכנית המדגימה את פעולת האלגוריתם במצבים שונים. <text:s text:c="2"/></text:span><text:span text:style-name="T34">איזה דוגמאות לשים?</text:span></text:p>
      <text:list xml:id="list2801188631" text:style-name="L9">
        <text:list-item>
          <text:p text:style-name="P9">- כל דוגמה שהופיעה במאמר. </text:p>
        </text:list-item>
        <text:list-item>
          <text:p text:style-name="P10">- דוגמה אחת לכל מקרה מעניין שהאלגוריתם מטפל בו.</text:p>
        </text:list-item>
        <text:list-item>
          <text:p text:style-name="P10">- דוגמאות מורכבות יותר – יותר שחקנים, פונקציות ערך מורכבות יותר, וכד'.</text:p>
        </text:list-item>
      </text:list>
      <text:p text:style-name="P11"/>
      <text:p text:style-name="P34">שלב ד: הגשה</text:p>
      <text:p text:style-name="P6">8. להגיש את המימוש שלכם ע"פ pull request.</text:p>
      <text:p text:style-name="P6">9. להתייחס להערות שאכתוב לכם (אם יהיו), לתקן לפי הצורך ולהגיש שוב.</text:p>
      <text:p text:style-name="P6">10. לקבל 100 :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08T20:06:52.914862565</dc:date>
    <meta:editing-duration>P8DT2H14M4S</meta:editing-duration>
    <meta:editing-cycles>1038</meta:editing-cycles>
    <dc:creator>Erel Segal-Halevi</dc:creator>
    <meta:document-statistic meta:table-count="0" meta:image-count="0" meta:object-count="0" meta:page-count="2" meta:paragraph-count="43" meta:word-count="533" meta:character-count="3286" meta:non-whitespace-character-count="2797"/>
  </office:meta>
</office:document-meta>
</file>